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  <style:paragraph-properties style:writing-mode="lr-tb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.42cm" fo:margin-bottom="0.35cm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 text:style-name="P1"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8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0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11" draw:layer="layout" svg:width="13cm" svg:height="4.5cm" svg:x="7.5cm" svg:y="4.125cm" presentation:class="title">
          <draw:text-box>
            <text:p text:style-name="P10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12"><text:span text:style-name="T4">Введение</text:span> </text:p>
          </draw:text-box>
        </draw:frame>
        <draw:frame presentation:style-name="pr14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1M12S</meta:editing-duration>
    <meta:editing-cycles>5</meta:editing-cycles>
    <meta:generator>LibreOffice/24.2.7.2$Linux_X86_64 LibreOffice_project/420$Build-2</meta:generator>
    <dc:title>Midnightblue</dc:title>
    <dc:date>2026-01-18T21:53:36.426177802</dc:date>
    <meta:document-statistic meta:object-count="93"/>
  </office:meta>
</office:document-meta>
</file>